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9pt" officeooo:rsid="00011a11" officeooo:paragraph-rsid="00011a11" style:font-size-asian="9pt" style:font-size-complex="9pt"/>
    </style:style>
    <style:style style:name="P2" style:family="paragraph" style:parent-style-name="Standard">
      <style:text-properties style:font-name="Courier 10 Pitch" fo:font-size="9pt" officeooo:rsid="00011a11" officeooo:paragraph-rsid="0005327e" style:font-size-asian="9pt" style:font-size-complex="9pt"/>
    </style:style>
    <style:style style:name="P3" style:family="paragraph" style:parent-style-name="Standard">
      <style:text-properties style:font-name="Courier 10 Pitch" fo:font-size="9pt" officeooo:rsid="00011a11" officeooo:paragraph-rsid="000d89b5" style:font-size-asian="9pt" style:font-size-complex="9pt"/>
    </style:style>
    <style:style style:name="P4" style:family="paragraph" style:parent-style-name="Standard">
      <style:text-properties style:font-name="Courier 10 Pitch" fo:font-size="9pt" officeooo:rsid="00011a11" officeooo:paragraph-rsid="00117aa7" style:font-size-asian="9pt" style:font-size-complex="9pt"/>
    </style:style>
    <style:style style:name="P5" style:family="paragraph" style:parent-style-name="Standard">
      <style:text-properties style:font-name="Courier 10 Pitch" fo:font-size="9pt" officeooo:rsid="00011a11" officeooo:paragraph-rsid="0012a26d" style:font-size-asian="9pt" style:font-size-complex="9pt"/>
    </style:style>
    <style:style style:name="P6" style:family="paragraph" style:parent-style-name="Standard">
      <style:text-properties style:font-name="Courier 10 Pitch" fo:font-size="9pt" officeooo:rsid="00011a11" officeooo:paragraph-rsid="001310d3" style:font-size-asian="9pt" style:font-size-complex="9pt"/>
    </style:style>
    <style:style style:name="P7" style:family="paragraph" style:parent-style-name="Standard">
      <style:text-properties style:font-name="Courier 10 Pitch" fo:font-size="9pt" officeooo:rsid="00011a11" officeooo:paragraph-rsid="0019eabb" style:font-size-asian="9pt" style:font-size-complex="9pt"/>
    </style:style>
    <style:style style:name="P8" style:family="paragraph" style:parent-style-name="Standard">
      <style:text-properties style:font-name="Courier 10 Pitch" fo:font-size="9pt" officeooo:rsid="00011a11" officeooo:paragraph-rsid="002151ad" style:font-size-asian="9pt" style:font-size-complex="9pt"/>
    </style:style>
    <style:style style:name="P9" style:family="paragraph" style:parent-style-name="Standard">
      <style:text-properties style:font-name="Courier 10 Pitch" fo:font-size="9pt" officeooo:rsid="00011a11" officeooo:paragraph-rsid="00222368" style:font-size-asian="9pt" style:font-size-complex="9pt"/>
    </style:style>
    <style:style style:name="P10" style:family="paragraph" style:parent-style-name="Standard">
      <style:text-properties style:font-name="Courier 10 Pitch" fo:font-size="9pt" officeooo:rsid="00011a11" officeooo:paragraph-rsid="0023801e" style:font-size-asian="9pt" style:font-size-complex="9pt"/>
    </style:style>
    <style:style style:name="P11" style:family="paragraph" style:parent-style-name="Standard">
      <style:text-properties style:font-name="Courier 10 Pitch" fo:font-size="9pt" officeooo:rsid="00011a11" officeooo:paragraph-rsid="00252168" style:font-size-asian="9pt" style:font-size-complex="9pt"/>
    </style:style>
    <style:style style:name="P12" style:family="paragraph" style:parent-style-name="Standard">
      <style:text-properties style:font-name="Courier 10 Pitch" fo:font-size="9pt" officeooo:rsid="00011a11" officeooo:paragraph-rsid="0025867b" style:font-size-asian="9pt" style:font-size-complex="9pt"/>
    </style:style>
    <style:style style:name="P13" style:family="paragraph" style:parent-style-name="Standard">
      <style:text-properties style:font-name="Courier 10 Pitch" fo:font-size="9pt" officeooo:rsid="00011a11" officeooo:paragraph-rsid="00265554" style:font-size-asian="9pt" style:font-size-complex="9pt"/>
    </style:style>
    <style:style style:name="P14" style:family="paragraph" style:parent-style-name="Standard">
      <style:text-properties style:font-name="Courier 10 Pitch" fo:font-size="9pt" officeooo:rsid="00011a11" officeooo:paragraph-rsid="002d2233" style:font-size-asian="9pt" style:font-size-complex="9pt"/>
    </style:style>
    <style:style style:name="P15" style:family="paragraph" style:parent-style-name="Standard">
      <style:text-properties style:font-name="Courier 10 Pitch" fo:font-size="9pt" officeooo:rsid="00011a11" officeooo:paragraph-rsid="003435e8" style:font-size-asian="9pt" style:font-size-complex="9pt"/>
    </style:style>
    <style:style style:name="P16" style:family="paragraph" style:parent-style-name="Standard">
      <style:text-properties style:font-name="Courier 10 Pitch" fo:font-size="9pt" officeooo:rsid="00011a11" officeooo:paragraph-rsid="00367d06" style:font-size-asian="9pt" style:font-size-complex="9pt"/>
    </style:style>
    <style:style style:name="P17" style:family="paragraph" style:parent-style-name="Standard">
      <style:text-properties style:font-name="Courier 10 Pitch" fo:font-size="9pt" officeooo:rsid="00037a64" officeooo:paragraph-rsid="00037a64" style:font-size-asian="9pt" style:font-size-complex="9pt"/>
    </style:style>
    <style:style style:name="P18" style:family="paragraph" style:parent-style-name="Standard">
      <style:text-properties style:font-name="Courier 10 Pitch" fo:font-size="9pt" officeooo:rsid="00037a64" officeooo:paragraph-rsid="000c27d8" style:font-size-asian="9pt" style:font-size-complex="9pt"/>
    </style:style>
    <style:style style:name="P19" style:family="paragraph" style:parent-style-name="Standard">
      <style:text-properties style:font-name="Courier 10 Pitch" fo:font-size="9pt" officeooo:rsid="0014df73" officeooo:paragraph-rsid="0014df73" style:font-size-asian="9pt" style:font-size-complex="9pt"/>
    </style:style>
    <style:style style:name="P20" style:family="paragraph" style:parent-style-name="Standard">
      <style:paragraph-properties fo:break-before="page"/>
      <style:text-properties style:font-name="Courier 10 Pitch" fo:font-size="9pt" officeooo:rsid="00011a11" officeooo:paragraph-rsid="00117aa7" style:font-size-asian="9pt" style:font-size-complex="9pt"/>
    </style:style>
    <style:style style:name="P21" style:family="paragraph">
      <style:paragraph-properties fo:text-align="center"/>
    </style:style>
    <style:style style:name="P22" style:family="paragraph">
      <style:text-properties fo:color="#cc0000" style:font-name="Courier 10 Pitch" fo:font-size="12pt"/>
    </style:style>
    <style:style style:name="P23" style:family="paragraph">
      <loext:graphic-properties draw:fill="none" draw:fill-color="#ff0000"/>
      <style:text-properties fo:color="#cc0000" style:font-name="Courier 10 Pitch" fo:font-size="12pt"/>
    </style:style>
    <style:style style:name="T1" style:family="text">
      <style:text-properties officeooo:rsid="00011a11"/>
    </style:style>
    <style:style style:name="T2" style:family="text">
      <style:text-properties style:font-name="Courier 10 Pitch" fo:font-size="9pt" officeooo:rsid="00011a11" style:font-size-asian="9pt" style:font-size-complex="9pt"/>
    </style:style>
    <style:style style:name="T3" style:family="text">
      <style:text-properties fo:color="#ff3300"/>
    </style:style>
    <style:style style:name="T4" style:family="text">
      <style:text-properties fo:color="#ff3300" officeooo:rsid="00028387"/>
    </style:style>
    <style:style style:name="T5" style:family="text">
      <style:text-properties fo:color="#ff3300" officeooo:rsid="00011a11"/>
    </style:style>
    <style:style style:name="T6" style:family="text">
      <style:text-properties fo:color="#ff3300" officeooo:rsid="0016dc6e"/>
    </style:style>
    <style:style style:name="T7" style:family="text">
      <style:text-properties officeooo:rsid="00041e3e"/>
    </style:style>
    <style:style style:name="T8" style:family="text">
      <style:text-properties officeooo:rsid="000719de"/>
    </style:style>
    <style:style style:name="T9" style:family="text">
      <style:text-properties officeooo:rsid="000765d9"/>
    </style:style>
    <style:style style:name="T10" style:family="text">
      <style:text-properties officeooo:rsid="000c27d8"/>
    </style:style>
    <style:style style:name="T11" style:family="text">
      <style:text-properties officeooo:rsid="000d89b5"/>
    </style:style>
    <style:style style:name="T12" style:family="text">
      <style:text-properties officeooo:rsid="0012a26d"/>
    </style:style>
    <style:style style:name="T13" style:family="text">
      <style:text-properties officeooo:rsid="00131c64"/>
    </style:style>
    <style:style style:name="T14" style:family="text">
      <style:text-properties officeooo:rsid="0019eabb"/>
    </style:style>
    <style:style style:name="T15" style:family="text">
      <style:text-properties officeooo:rsid="002151ad"/>
    </style:style>
    <style:style style:name="T16" style:family="text">
      <style:text-properties officeooo:rsid="00222368"/>
    </style:style>
    <style:style style:name="T17" style:family="text">
      <style:text-properties officeooo:rsid="0023801e"/>
    </style:style>
    <style:style style:name="T18" style:family="text">
      <style:text-properties officeooo:rsid="0025867b"/>
    </style:style>
    <style:style style:name="T19" style:family="text">
      <style:text-properties officeooo:rsid="002f2eed"/>
    </style:style>
    <style:style style:name="T20" style:family="text">
      <style:text-properties officeooo:rsid="00367d06"/>
    </style:style>
    <style:style style:name="T21" style:family="text">
      <style:text-properties fo:color="#cc0000" style:font-name="Courier 10 Pitch" fo:font-size="12pt"/>
    </style:style>
    <style:style style:name="gr1" style:family="graphic">
      <style:graphic-properties svg:stroke-color="#2c001e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0000" fo:min-height="0.3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0000" fo:min-height="0.89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0000" fo:min-height="0.3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0000" fo:min-height="0.63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4">c</text:span><text:span text:style-name="T3">lass</text:span> Client<text:span text:style-name="T7">Repository</text:span> {</text:p>
      <text:p text:style-name="P17"><text:s/><text:span text:style-name="T1"><text:s/></text:span><text:span text:style-name="T5">private</text:span><text:span text:style-name="T1"> ClientDAO clientDAO;</text:span></text:p>
      <text:p text:style-name="P18"><text:span text:style-name="T5"><text:s text:c="2"/>private</text:span><text:span text:style-name="T1"> ClientCache clientCache;</text:span></text:p>
      <text:p text:style-name="P2"><text:s text:c="2"/><text:span text:style-name="T3">public</text:span><text:span text:style-name="T19"> </text:span>Client<text:span text:style-name="T7">Repository</text:span>(ClientDAO clientDAO, <text:span text:style-name="T10">ClientCache clientCache</text:span>) {</text:p>
      <text:p text:style-name="P1"><draw:frame text:anchor-type="paragraph" draw:z-index="2" draw:name="Shape2" draw:style-name="gr2" draw:text-style-name="P23" svg:width="1.6476in" svg:height="0.3906in" svg:x="3.6098in" svg:y="0.1835in"><draw:text-box><text:p text:style-name="P22">Base definition</text:p></draw:text-box></draw:frame> <text:s text:c="3"/>clientDAO = clientDAO; <text:span text:style-name="T10">clientCache = clientCache;</text:span></text:p>
      <text:p text:style-name="P1"><draw:line text:anchor-type="paragraph" draw:z-index="3" draw:name="Shape1" draw:style-name="gr1" draw:text-style-name="P21" svg:x1="3.5248in" svg:y1="0.1398in" svg:x2="1.7602in" svg:y2="0.3941in"><text:p/></draw:line> <text:s/>}</text:p>
      <text:p text:style-name="P1"/>
      <text:p text:style-name="P1"><text:s text:c="2"/>Client get(int id) {</text:p>
      <text:p text:style-name="P1"><text:s text:c="4"/><text:span text:style-name="T3">if</text:span><text:span text:style-name="T11"> (clientCache.get(id) == null) </text:span></text:p>
      <text:p text:style-name="P3"><text:s text:c="7"/><text:span text:style-name="T11">clientCache.put(</text:span>clientDAO.retrieveClient(id)<text:span text:style-name="T11">);</text:span></text:p>
      <text:p text:style-name="P3"><text:s text:c="4"/><text:span text:style-name="T3">return</text:span><text:span text:style-name="T7"> clientCache.get(id)</text:span>;</text:p>
      <text:p text:style-name="P1"><text:s text:c="2"/>}</text:p>
      <text:p text:style-name="P1"/>
      <text:p text:style-name="P7"><text:s text:c="2"/><text:span text:style-name="T3">private</text:span><text:span text:style-name="T14"> void addAccountDetails() { </text:span></text:p>
      <text:p text:style-name="P11"><text:span text:style-name="T14"><text:s text:c="4"/>Client client = clientCache.get(id)</text:span>.setAccount(clientDAO.retrieveAccount<text:span text:style-name="T14">Details</text:span>(id));</text:p>
      <text:p text:style-name="P8"><text:span text:style-name="T11"><text:s text:c="4"/>clientCache.update(client); </text:span></text:p>
      <text:p text:style-name="P8"><text:span text:style-name="T11"><text:s text:c="2"/>}</text:span></text:p>
      <text:p text:style-name="P7"/>
      <text:p text:style-name="P7"><text:span text:style-name="T3"><text:s text:c="2"/>private</text:span><text:span text:style-name="T14"> void addContactDetails() { </text:span></text:p>
      <text:p text:style-name="P11"><text:span text:style-name="T14"><text:s text:c="4"/>Client client = clientCache.get(id)</text:span>.set<text:span text:style-name="T14">ContactDetails</text:span>(clientDAO.retrieve<text:span text:style-name="T9">Contact</text:span>(id));</text:p>
      <text:p text:style-name="P8"><text:span text:style-name="T11"><text:s text:c="4"/>clientCache.update(client); </text:span></text:p>
      <text:p text:style-name="P8"><text:span text:style-name="T11"><text:s text:c="2"/>}</text:span></text:p>
      <text:p text:style-name="P1"/>
      <text:p text:style-name="P1"><draw:line text:anchor-type="paragraph" draw:z-index="0" draw:name="Shape1" draw:style-name="gr1" draw:text-style-name="P21" svg:x1="3.1276in" svg:y1="0.6685in" svg:x2="1.6437in" svg:y2="0.0965in"><text:p/></draw:line> <text:s/><text:span text:style-name="T3">layer</text:span> <text:span text:style-name="T14">mobileLayer</text:span> {</text:p>
      <text:p text:style-name="P9"><text:s text:c="4"/>Client get(int id) { </text:p>
      <text:p text:style-name="P9"><draw:frame text:anchor-type="paragraph" draw:z-index="4" draw:name="Shape2" draw:style-name="gr3" draw:text-style-name="P23" svg:width="3.0862in" svg:height="0.8969in" svg:x="3.2311in" svg:y="0.0016in"><draw:text-box><text:p text:style-name="P22"><text:span text:style-name="T21">Partial method definitions that result in behavioural variations by using multiple layers</text:span></text:p></draw:text-box></draw:frame> <text:s text:c="5"/><text:span text:style-name="T3">proceed</text:span><text:span text:style-name="T18">(id);</text:span></text:p>
      <text:p text:style-name="P9"><text:span text:style-name="T15"><text:s text:c="6"/>addAccountDetails(id); </text:span></text:p>
      <text:p text:style-name="P8"><draw:line text:anchor-type="paragraph" draw:z-index="1" draw:name="Shape1" draw:style-name="gr1" draw:text-style-name="P21" svg:x1="3.1276in" svg:y1="0.0689in" svg:x2="1.7409in" svg:y2="0.6878in"><text:p/></draw:line><text:span text:style-name="T15"> <text:s text:c="5"/>return clientCache.get(id);</text:span></text:p>
      <text:p text:style-name="P8"><text:s text:c="4"/><text:span text:style-name="T16">}</text:span></text:p>
      <text:p text:style-name="P1"><text:s text:c="2"/>}</text:p>
      <text:p text:style-name="P1"/>
      <text:p text:style-name="P1"><text:s text:c="2"/><text:span text:style-name="T3">layer</text:span> <text:span text:style-name="T14">desktopLayer {</text:span></text:p>
      <text:p text:style-name="P10"><text:s text:c="4"/>Client get(int id) { </text:p>
      <text:p text:style-name="P12"><text:s text:c="6"/><text:span text:style-name="T3">proceed</text:span><text:span text:style-name="T18">(id);</text:span></text:p>
      <text:p text:style-name="P14"><text:s text:c="6"/><text:span text:style-name="T15">addAccountDetails(id);</text:span></text:p>
      <text:p text:style-name="P12"><text:span text:style-name="T14"><text:s text:c="6"/>addContactDetails(id); </text:span></text:p>
      <text:p text:style-name="P13"><text:span text:style-name="T14"><text:s text:c="6"/>return clientCache.get(id);</text:span></text:p>
      <text:p text:style-name="P10"><text:s text:c="4"/><text:span text:style-name="T17">}</text:span></text:p>
      <text:p text:style-name="P2"><text:s text:c="2"/>}</text:p>
      <text:p text:style-name="P1"><text:span text:style-name="T8">}</text:span> <text:s/></text:p>
      <text:p text:style-name="P1"/>
      <text:p text:style-name="P20"><text:span text:style-name="T4"/></text:p>
      <text:p text:style-name="P4"><text:span text:style-name="T4"/></text:p>
      <text:p text:style-name="P4"><text:span text:style-name="T4">c</text:span><text:span text:style-name="T3">lass</text:span> <text:span text:style-name="T12">SmartPhone</text:span> {</text:p>
      <text:p text:style-name="P4"><text:s text:c="2"/><text:span text:style-name="T3">private</text:span><text:span text:style-name="T13"> Layer layer;</text:span></text:p>
      <text:p text:style-name="P5"><text:s text:c="2"/><text:span text:style-name="T3">private</text:span><text:span text:style-name="T13"> </text:span>Client<text:span text:style-name="T7">Repository clientRepository;</text:span></text:p>
      <text:p text:style-name="P5"><text:s text:c="2"/><text:span text:style-name="T3">public</text:span><text:span text:style-name="T12"> SmartPhone(</text:span>Client<text:span text:style-name="T7">Repository clientRepository, Layer layer) {</text:span></text:p>
      <text:p text:style-name="P5"><draw:line text:anchor-type="paragraph" draw:z-index="6" draw:name="Shape1" draw:style-name="gr1" draw:text-style-name="P21" svg:x1="4.913in" svg:y1="0.4945in" svg:x2="4.5764in" svg:y2="0.0626in"><text:p/></draw:line> <text:s text:c="3"/><text:span text:style-name="T7">clientRepository = clientRepository;</text:span></text:p>
      <text:p text:style-name="P4"><draw:frame text:anchor-type="paragraph" draw:z-index="5" draw:name="Shape2" draw:style-name="gr3" draw:text-style-name="P23" svg:width="1.9949in" svg:height="1.0012in" svg:x="5.0264in" svg:y="0.1in"><draw:text-box><text:p text:style-name="P22"><text:span text:style-name="T21">Layer is a first-class entity and is passed as a parameter in the constructor</text:span></text:p></draw:text-box></draw:frame> <text:s text:c="3"/><text:span text:style-name="T12">layer = layer;</text:span></text:p>
      <text:p text:style-name="P4"><text:s text:c="2"/><text:span text:style-name="T12">}</text:span></text:p>
      <text:p text:style-name="P6"><text:s text:c="2"/></text:p>
      <text:p text:style-name="P6"><draw:frame text:anchor-type="paragraph" draw:z-index="7" draw:name="Shape2" draw:style-name="gr4" draw:text-style-name="P23" svg:width="1.0724in" svg:height="0.4012in" svg:x="3.128in" svg:y="0.1in"><draw:text-box><text:p text:style-name="P22"><text:span text:style-name="T21">Layer is activated</text:span></text:p></draw:text-box></draw:frame><text:span text:style-name="T12"> <text:s/></text:span><text:span text:style-name="T6">private</text:span><text:span text:style-name="T12"> Client getClient(int id) {</text:span></text:p>
      <text:p text:style-name="P4"><draw:line text:anchor-type="paragraph" draw:z-index="8" draw:name="Shape1" draw:style-name="gr1" draw:text-style-name="P21" svg:x1="3.0382in" svg:y1="0.0807in" svg:x2="1.4835in" svg:y2="0.0807in"><text:p/></draw:line> <text:s text:c="3"/><text:span text:style-name="T3">with</text:span><text:span text:style-name="T12"> (layer) {</text:span></text:p>
      <text:p text:style-name="P4"><text:s text:c="6"/><text:span text:style-name="T3">return</text:span><text:span text:style-name="T13"> clientRepository.get(id);</text:span> <text:s text:c="5"/></text:p>
      <text:p text:style-name="P4"><text:s text:c="4"/><text:span text:style-name="T12">}</text:span></text:p>
      <text:p text:style-name="P4"/>
      <text:p text:style-name="P4"><text:s text:c="4"/>……</text:p>
      <text:p text:style-name="P4"/>
      <text:p text:style-name="P4"><text:s text:c="2"/><text:span text:style-name="T12">}</text:span></text:p>
      <text:p text:style-name="P4"/>
      <text:p text:style-name="P4"><draw:frame text:anchor-type="paragraph" draw:z-index="10" draw:name="Shape2" draw:style-name="gr5" draw:text-style-name="P23" svg:width="2.2421in" svg:height="0.6358in" svg:x="4.2181in" svg:y="0.1165in"><draw:text-box><text:p text:style-name="P22"><text:span text:style-name="T21">Layer is out of scope, only base definition is applied</text:span></text:p></draw:text-box></draw:frame> <text:s/><text:span text:style-name="T6">private</text:span><text:span text:style-name="T20"> void otherFunc(int id) {</text:span></text:p>
      <text:p text:style-name="P4"><text:s text:c="4"/>……</text:p>
      <text:p text:style-name="P16"><draw:line text:anchor-type="paragraph" draw:z-index="9" draw:name="Shape1" draw:style-name="gr1" draw:text-style-name="P21" svg:x1="4.1287in" svg:y1="0.1075in" svg:x2="3.4953in" svg:y2="0.0992in"><text:p/></draw:line><text:span text:style-name="T13"> <text:s text:c="3"/>Client client = clientRepository.get(id);</text:span></text:p>
      <text:p text:style-name="P16"><text:s text:c="4"/>……</text:p>
      <text:p text:style-name="P4"><text:s text:c="2"/><text:span text:style-name="T20">}</text:span></text:p>
      <text:p text:style-name="P4"><text:s text:c="2"/></text:p>
      <text:p text:style-name="P4"><text:span text:style-name="T8">}</text:span> <text:s/></text:p>
      <text:p text:style-name="P19"/>
      <text:p text:style-name="P19"/>
      <text:p text:style-name="P16"><text:span text:style-name="T4">c</text:span><text:span text:style-name="T3">lass</text:span> <text:span text:style-name="T12">SmartPhone</text:span> {</text:p>
      <text:p text:style-name="P16"><text:s text:c="2"/><text:span text:style-name="T3">private</text:span><text:span text:style-name="T13"> Layer layer;</text:span></text:p>
      <text:p text:style-name="P16"><text:s text:c="2"/><text:span text:style-name="T3">private</text:span><text:span text:style-name="T13"> </text:span>Client<text:span text:style-name="T7">Repository clientRepository;</text:span></text:p>
      <text:p text:style-name="P16"><text:s text:c="2"/><text:span text:style-name="T3">public</text:span><text:span text:style-name="T12"> SmartPhone(</text:span>Client<text:span text:style-name="T7">Repository clientRepository, Layer layer) {</text:span></text:p>
      <text:p text:style-name="P16"><text:s text:c="4"/><text:span text:style-name="T7">clientRepository = clientRepository;</text:span></text:p>
      <text:p text:style-name="P16"><text:s text:c="4"/><text:span text:style-name="T12">layer = layer;</text:span></text:p>
      <text:p text:style-name="P16"><draw:frame text:anchor-type="paragraph" draw:z-index="11" draw:name="Shape2" draw:style-name="gr3" draw:text-style-name="P23" svg:width="1.9949in" svg:height="1.0012in" svg:x="5.0264in" svg:y="0.022in"><draw:text-box><text:p text:style-name="P22"><text:span text:style-name="T21">Layer is only activated in the ClientRepository, does not affect other instances</text:span></text:p></draw:text-box></draw:frame> <text:s/><text:span text:style-name="T12">}</text:span></text:p>
      <text:p text:style-name="P16"><text:s text:c="2"/></text:p>
      <text:p text:style-name="P16"><text:span text:style-name="T12"><text:s text:c="2"/></text:span><text:span text:style-name="T6">private</text:span><text:span text:style-name="T12"> Client getClient(int id) {</text:span></text:p>
      <text:p text:style-name="P16"><draw:line text:anchor-type="paragraph" draw:z-index="12" draw:name="Shape1" draw:style-name="gr1" draw:text-style-name="P21" svg:x1="4.9134in" svg:y1="0.0866in" svg:x2="3.1425in" svg:y2="0.0866in"><text:p/></draw:line> <text:s text:c="3"/><text:span text:style-name="T7">clientRepository.setWithLayer(layer);</text:span></text:p>
      <text:p text:style-name="P16"><text:s text:c="4"/><text:span text:style-name="T3">return</text:span><text:span text:style-name="T13"> clientRepository.get(id);</text:span> <text:s text:c="5"/></text:p>
      <text:p text:style-name="P16"><text:s text:c="2"/><text:span text:style-name="T12">}</text:span></text:p>
      <text:p text:style-name="P16"/>
      <text:p text:style-name="P16"><text:span text:style-name="T8">}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1598in" fo:margin-right="0.15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4:47:01.891949801</meta:creation-date>
    <dc:date>2017-09-24T13:29:27.554816868</dc:date>
    <meta:editing-duration>PT21H50M50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2" meta:paragraph-count="69" meta:word-count="162" meta:character-count="1753" meta:non-whitespace-character-count="1421"/>
  </office:meta>
</office:document-meta>
</file>